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3" style:family="table-cell" style:parent-style-name="Default" style:data-style-name="N100">
      <style:text-properties fo:color="#15156c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Годовой отчёт за 1 год с ноября до ноября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2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6"/>
        </table:table-row>
        <table:table-row table:style-name="ro1">
          <table:table-cell table:number-columns-repeated="21"/>
          <table:table-cell table:style-name="Default"/>
          <table:table-cell table:number-columns-repeated="2"/>
          <table:table-cell office:value-type="string" calcext:value-type="string">
            <text:p>-5089.2</text:p>
          </table:table-cell>
          <table:table-cell table:number-columns-repeated="999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.00.0000</text:date>, <text:time style:data-style-name="N2" text:time-value="13:40:35.35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28T13:59:40.740000000</dc:date>
    <meta:editing-duration>P4DT12H3M11S</meta:editing-duration>
    <meta:editing-cycles>1571</meta:editing-cycles>
    <meta:document-statistic meta:table-count="2" meta:cell-count="4850" meta:object-count="0"/>
    <meta:user-defined meta:name="qrichtext">1</meta:user-defined>
  </office:meta>
</office:document-meta>
</file>